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" style:family="graphic" style:parent-style-name="standard">
      <style:graphic-properties draw:marker-start="" draw:marker-start-width="0.3cm" draw:marker-end-width="0.3cm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2.163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502cm" style:use-optimal-column-width="false"/>
    </style:style>
    <style:style style:name="co2" style:family="table-column">
      <style:table-column-properties style:column-width="5.418cm" style:use-optimal-column-width="false"/>
    </style:style>
    <style:style style:name="co3" style:family="table-column">
      <style:table-column-properties style:column-width="5.42cm" style:use-optimal-column-width="false"/>
    </style:style>
    <style:style style:name="co4" style:family="table-column">
      <style:table-column-properties style:column-width="5.381cm" style:use-optimal-column-width="false"/>
    </style:style>
    <style:style style:name="ro1" style:family="table-row">
      <style:table-row-properties style:row-height="0.859cm"/>
    </style:style>
    <style:style style:name="ro2" style:family="table-row">
      <style:table-row-properties style:row-height="0.774cm"/>
    </style:style>
    <style:style style:name="ro3" style:family="table-row">
      <style:table-row-properties style:row-height="3.496cm"/>
    </style:style>
    <style:style style:name="ro4" style:family="table-row">
      <style:table-row-properties style:row-height="0.816cm"/>
    </style:style>
    <style:style style:name="ro5" style:family="table-row">
      <style:table-row-properties style:row-height="0.735cm"/>
    </style:style>
    <style:style style:name="ro6" style:family="table-row">
      <style:table-row-properties style:row-height="1.683cm"/>
    </style:style>
    <style:style style:name="ro7" style:family="table-row">
      <style:table-row-properties style:row-height="0.93cm"/>
    </style:style>
    <style:style style:name="ro8" style:family="table-row">
      <style:table-row-properties style:row-height="1.555cm"/>
    </style:style>
    <style:style style:name="ro9" style:family="table-row">
      <style:table-row-properties style:row-height="0.783cm"/>
    </style:style>
    <style:style style:name="ro10" style:family="table-row">
      <style:table-row-properties style:row-height="0.864cm"/>
    </style:style>
    <style:style style:name="ro11" style:family="table-row">
      <style:table-row-properties style:row-height="0.778cm"/>
    </style:style>
    <style:style style:name="ro12" style:family="table-row">
      <style:table-row-properties style:row-height="3.013cm"/>
    </style:style>
    <style:style style:name="ro13" style:family="table-row">
      <style:table-row-properties style:row-height="0.97cm"/>
    </style:style>
    <style:style style:name="ro14" style:family="table-row">
      <style:table-row-properties style:row-height="1.622cm"/>
    </style:style>
    <style:style style:name="ro15" style:family="table-row">
      <style:table-row-properties style:row-height="1.624cm"/>
    </style:style>
    <style:style style:name="ro16" style:family="table-row">
      <style:table-row-properties style:row-height="1.192cm"/>
    </style:style>
    <style:style style:name="ro17" style:family="table-row">
      <style:table-row-properties style:row-height="0.788cm"/>
    </style:style>
    <style:style style:name="ro18" style:family="table-row">
      <style:table-row-properties style:row-height="1.842cm"/>
    </style:style>
    <style:style style:name="ro19" style:family="table-row">
      <style:table-row-properties style:row-height="1.808cm"/>
    </style:style>
    <style:style style:name="ce1" style:family="table-cell">
      <loext:graphic-properties style:repeat="repeat"/>
      <style:text-properties fo:font-size="14pt" style:font-size-asian="18pt" style:font-size-complex="18pt"/>
    </style:style>
    <style:style style:name="ce2" style:family="table-cell">
      <loext:graphic-properties style:repeat="repeat"/>
      <style:text-properties fo:font-size="12pt" style:font-size-asian="18pt" style:font-size-complex="18pt"/>
    </style:style>
    <style:style style:name="P1" style:family="paragraph">
      <style:text-properties fo:font-size="32pt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5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grouperesa – Modèle de données</text:span><text:span text:style-name="T1"><text:line-break/></text:span><text:span text:style-name="T2">(201612171840)</text:span></text:p>
          </draw:text-box>
        </draw:frame>
        <draw:frame draw:style-name="standard" xml:id="id3" draw:id="id3" draw:layer="layout" svg:width="5.501cm" svg:height="5.425cm" svg:x="9.557cm" svg:y="14.1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3">RESA_MGRPS</text:span></text:p>
              </table:table-cell>
            </table:table-row>
            <table:table-row table:style-name="ro2">
              <table:table-cell table:style-name="ce2">
                <text:p><text:span text:style-name="T4">k- id_resa_mgrp</text:span></text:p>
              </table:table-cell>
            </table:table-row>
            <table:table-row table:style-name="ro3">
              <table:table-cell table:style-name="ce2">
                <text:p><text:span text:style-name="T4">- titre</text:span></text:p>
                <text:p><text:span text:style-name="T4">- descriptif</text:span></text:p>
                <text:p><text:span text:style-name="T4">- id_resa_bgrp</text:span></text:p>
                <text:p><text:span text:style-name="T4">- place_mgrp</text:span></text:p>
                <text:p><text:span text:style-name="T4">- clonage</text:span></text:p>
                <text:p><text:span text:style-name="T4">- date_publication</text:span></text:p>
                <text:p><text:span text:style-name="T4">- statut</text:span></text:p>
                <text:p><text:span text:style-name="T4">- maj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5.417cm" svg:height="3.447cm" svg:x="0.701cm" svg:y="3.103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1">
                <text:p text:style-name="P2"><text:span text:style-name="T3">EVENEMENTS</text:span></text:p>
              </table:table-cell>
            </table:table-row>
            <table:table-row table:style-name="ro5">
              <table:table-cell table:style-name="ce2">
                <text:p><text:span text:style-name="T4">k- id_evenement</text:span></text:p>
              </table:table-cell>
            </table:table-row>
            <table:table-row table:style-name="ro6">
              <table:table-cell table:style-name="ce2">
                <text:p><text:span text:style-name="T4">- id_article</text:span></text:p>
                <text:p><text:span text:style-name="T4">- …</text:span></text:p>
                <text:p><text:span text:style-name="T4">- inscription</text:span></text:p>
                <text:p><text:span text:style-name="T4">- place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419cm" svg:height="3.267cm" svg:x="21.731cm" svg:y="9.542cm">
          <table:table table:template-name="default" table:use-first-row-styles="true" table:use-banding-rows-styles="true">
            <table:table-column table:style-name="co3"/>
            <table:table-row table:style-name="ro7">
              <table:table-cell table:style-name="ce1">
                <text:p text:style-name="P2"><text:span text:style-name="T3">RESA_GRP_LIENS</text:span></text:p>
              </table:table-cell>
            </table:table-row>
            <table:table-row table:style-name="ro8">
              <table:table-cell table:style-name="ce2">
                <text:p><text:span text:style-name="T4">k- id_resa_grp</text:span></text:p>
                <text:p><text:span text:style-name="T4">k- id_objet</text:span></text:p>
                <text:p><text:span text:style-name="T4">k- objet</text:span></text:p>
              </table:table-cell>
            </table:table-row>
            <table:table-row table:style-name="ro9">
              <table:table-cell table:style-name="ce2">
                <text:p><text:span text:style-name="T4">- vu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6" draw:id="id6" draw:layer="layout" svg:width="5.38cm" svg:height="4.654cm" svg:x="21.774cm" svg:y="14.681cm">
          <table:table table:template-name="default" table:use-first-row-styles="true" table:use-banding-rows-styles="true">
            <table:table-column table:style-name="co4"/>
            <table:table-row table:style-name="ro10">
              <table:table-cell table:style-name="ce1">
                <text:p text:style-name="P2"><text:span text:style-name="T3">RESA_GRPS</text:span></text:p>
              </table:table-cell>
            </table:table-row>
            <table:table-row table:style-name="ro11">
              <table:table-cell table:style-name="ce2">
                <text:p><text:span text:style-name="T4">k- id_resa_grp</text:span></text:p>
              </table:table-cell>
            </table:table-row>
            <table:table-row table:style-name="ro12">
              <table:table-cell table:style-name="ce2">
                <text:p><text:span text:style-name="T4">- id_evenement</text:span></text:p>
                <text:p><text:span text:style-name="T4">- titre</text:span></text:p>
                <text:p><text:span text:style-name="T4">- descriptif</text:span></text:p>
                <text:p><text:span text:style-name="T4">- id_resa_mgrp</text:span></text:p>
                <text:p><text:span text:style-name="T4">- place_grp</text:span></text:p>
                <text:p><text:span text:style-name="T4">- maj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5.419cm" svg:height="4.215cm" svg:x="5.591cm" svg:y="7.847cm">
          <table:table table:template-name="default" table:use-first-row-styles="true" table:use-banding-rows-styles="true">
            <table:table-column table:style-name="co3"/>
            <table:table-row table:style-name="ro13">
              <table:table-cell table:style-name="ce1">
                <text:p text:style-name="P2"><text:span text:style-name="T3">RESA_MGRP_LIENS</text:span></text:p>
              </table:table-cell>
            </table:table-row>
            <table:table-row table:style-name="ro14">
              <table:table-cell table:style-name="ce2">
                <text:p><text:span text:style-name="T4">k- id_resa_mgrp</text:span></text:p>
                <text:p><text:span text:style-name="T4">k- id_objet</text:span></text:p>
                <text:p><text:span text:style-name="T4">k- objet</text:span></text:p>
              </table:table-cell>
            </table:table-row>
            <table:table-row table:style-name="ro15">
              <table:table-cell table:style-name="ce2">
                <text:p><text:span text:style-name="T4">- vu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4" draw:id="id4" draw:layer="layout" svg:width="5.417cm" svg:height="3.821cm" svg:x="14.527cm" svg:y="5.763cm">
          <table:table table:template-name="default" table:use-first-row-styles="true" table:use-banding-rows-styles="true">
            <table:table-column table:style-name="co2"/>
            <table:table-row table:style-name="ro16">
              <table:table-cell table:style-name="ce1">
                <text:p text:style-name="P2"><text:span text:style-name="T3">RESERVATIONS_</text:span></text:p>
                <text:p text:style-name="P2"><text:span text:style-name="T3">DETAILS</text:span></text:p>
              </table:table-cell>
            </table:table-row>
            <table:table-row table:style-name="ro17">
              <table:table-cell table:style-name="ce2">
                <text:p><text:span text:style-name="T4">k- id_reservation_detail</text:span></text:p>
              </table:table-cell>
            </table:table-row>
            <table:table-row table:style-name="ro18">
              <table:table-cell table:style-name="ce2">
                <text:p><text:span text:style-name="T4">- …</text:span></text:p>
                <text:p><text:span text:style-name="T4">- id_reservation</text:span></text:p>
                <text:p><text:span text:style-name="T4">- id_evenement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" draw:text-style-name="P3" draw:layer="layout" draw:type="curve" svg:x1="5.591cm" svg:y1="9.954cm" svg:x2="3.409cm" svg:y2="6.55cm" draw:start-shape="id1" draw:start-glue-point="3" draw:end-shape="id2" draw:end-glue-point="2" svg:d="M5591 9954c-1455 0-2182-1134-2182-3404" svg:viewBox="0 0 2183 3405">
          <text:p/>
        </draw:connector>
        <draw:connector draw:style-name="gr1" draw:text-style-name="P3" draw:layer="layout" draw:type="curve" svg:x1="12.307cm" svg:y1="14.132cm" svg:x2="8.3cm" svg:y2="12.062cm" draw:start-shape="id3" draw:start-glue-point="0" draw:end-shape="id1" svg:d="M12307 14132c0-1551-4007-516-4007-2070" svg:viewBox="0 0 4008 2071">
          <text:p/>
        </draw:connector>
        <draw:connector draw:style-name="gr2" draw:text-style-name="P3" draw:layer="layout" draw:type="curve" draw:line-skew="2.293cm" svg:x1="6.118cm" svg:y1="4.826cm" svg:x2="14.527cm" svg:y2="7.673cm" draw:start-shape="id2" draw:end-shape="id4" draw:end-glue-point="3" svg:d="M6118 4826c9747 0 5543 2847 8409 2847" svg:viewBox="0 0 8410 2848">
          <text:p/>
        </draw:connector>
        <draw:connector draw:style-name="gr2" draw:text-style-name="P3" draw:layer="layout" draw:type="curve" svg:x1="17.235cm" svg:y1="9.584cm" svg:x2="21.731cm" svg:y2="11.175cm" draw:start-shape="id4" draw:start-glue-point="2" draw:end-shape="id5" draw:end-glue-point="3" svg:d="M17235 9584c0 1061 1498 1591 4496 1591" svg:viewBox="0 0 4497 1592">
          <text:p/>
        </draw:connector>
        <draw:connector draw:style-name="gr2" draw:text-style-name="P3" draw:layer="layout" draw:type="curve" svg:x1="24.44cm" svg:y1="12.809cm" svg:x2="24.464cm" svg:y2="14.681cm" draw:start-shape="id5" draw:end-shape="id6" svg:d="M24440 12809c0 1405 24 470 24 1872" svg:viewBox="0 0 25 1873">
          <text:p/>
        </draw:connector>
        <draw:connector draw:style-name="gr1" draw:text-style-name="P3" draw:layer="layout" draw:type="curve" draw:line-skew="0.273cm" svg:x1="21.774cm" svg:y1="17.008cm" svg:x2="6.118cm" svg:y2="4.826cm" draw:start-shape="id6" draw:end-shape="id2" svg:d="M21774 17008c-11331 0-3503-12182-15656-12182" svg:viewBox="0 0 15657 12183">
          <text:p/>
        </draw:connector>
        <draw:connector draw:style-name="gr1" draw:text-style-name="P3" draw:layer="layout" draw:type="curve" svg:x1="12.307cm" svg:y1="19.557cm" svg:x2="24.464cm" svg:y2="19.335cm" draw:start-shape="id3" draw:end-shape="id6" draw:end-glue-point="2" svg:d="M12307 19557c0 751 12157 862 12157-222" svg:viewBox="0 0 12158 801">
          <text:p/>
        </draw:connector>
        <draw:frame draw:style-name="standard" xml:id="id7" draw:id="id7" draw:layer="layout" svg:width="5.501cm" svg:height="4.654cm" svg:x="1.022cm" svg:y="14.302cm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1">
                <text:p text:style-name="P2"><text:span text:style-name="T3">RESA_BGRPS</text:span></text:p>
              </table:table-cell>
            </table:table-row>
            <table:table-row table:style-name="ro11">
              <table:table-cell table:style-name="ce2">
                <text:p><text:span text:style-name="T4">k- id_resa_bgrp</text:span></text:p>
              </table:table-cell>
            </table:table-row>
            <table:table-row table:style-name="ro12">
              <table:table-cell table:style-name="ce2">
                <text:p><text:span text:style-name="T4">- titre</text:span></text:p>
                <text:p><text:span text:style-name="T4">- descriptif</text:span></text:p>
                <text:p><text:span text:style-name="T4">- place_bgrp</text:span></text:p>
                <text:p><text:span text:style-name="T4">- date_publication</text:span></text:p>
                <text:p><text:span text:style-name="T4">- statut</text:span></text:p>
                <text:p><text:span text:style-name="T4">- maj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3" draw:text-style-name="P4" draw:layer="layout" draw:type="curve" svg:x1="3.772cm" svg:y1="18.956cm" svg:x2="12.307cm" svg:y2="19.557cm" draw:start-shape="id7" draw:start-glue-point="2" draw:end-shape="id3" svg:d="M3772 18956c0 1653 8535 1352 8535 601" svg:viewBox="0 0 8536 1207">
          <text:p/>
        </draw:connector>
        <draw:frame draw:style-name="standard" xml:id="id8" draw:id="id8" draw:layer="layout" svg:width="5.417cm" svg:height="3.787cm" svg:x="21.648cm" svg:y="2.822cm">
          <table:table table:template-name="default" table:use-first-row-styles="true" table:use-banding-rows-styles="true">
            <table:table-column table:style-name="co2"/>
            <table:table-row table:style-name="ro16">
              <table:table-cell table:style-name="ce1">
                <text:p text:style-name="P2"><text:span text:style-name="T3">RESERVATIONS</text:span></text:p>
              </table:table-cell>
            </table:table-row>
            <table:table-row table:style-name="ro17">
              <table:table-cell table:style-name="ce2">
                <text:p><text:span text:style-name="T4">k- id_reservation</text:span></text:p>
              </table:table-cell>
            </table:table-row>
            <table:table-row table:style-name="ro19">
              <table:table-cell table:style-name="ce2">
                <text:p><text:span text:style-name="T4">- …</text:span></text:p>
                <text:p><text:span text:style-name="T4">- nom</text:span></text:p>
                <text:p><text:span text:style-name="T4">- email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2" draw:text-style-name="P3" draw:layer="layout" draw:type="curve" svg:x1="17.235cm" svg:y1="5.763cm" svg:x2="21.648cm" svg:y2="4.715cm" draw:start-shape="id4" draw:start-glue-point="0" draw:end-shape="id8" draw:end-glue-point="3" svg:d="M17235 5763c0-699 1471-1048 4413-1048" svg:viewBox="0 0 4414 1049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Arrow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Small_20_Arrow" draw:marker-end="Small_20_Arrow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table:table-template text:style-name="default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1:10:24.935160164</meta:creation-date>
    <dc:date>2017-01-18T20:54:23.632971099</dc:date>
    <meta:editing-duration>PT2H27M50S</meta:editing-duration>
    <meta:editing-cycles>12</meta:editing-cycles>
    <meta:generator>LibreOffice/5.1.4.2$Linux_X86_64 LibreOffice_project/10m0$Build-2</meta:generator>
    <meta:document-statistic meta:object-count="41"/>
  </office:meta>
</office:document-meta>
</file>